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usz2" table:style-name="ta1">
        <table:shapes>
          <draw:frame draw:z-index="0" draw:style-name="gr1" svg:width="15.999cm" svg:height="8.999cm" svg:x="10.27cm" svg:y="0.528cm">
            <draw:object draw:notify-on-update-of-ranges="Arkusz2.C4:Arkusz2.C18 Arkusz2.D3:Arkusz2.D3 Arkusz2.D4:Arkusz2.D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11.803cm" svg:y="10.908cm">
            <draw:object draw:notify-on-update-of-ranges="Arkusz2.C28:Arkusz2.C40 Arkusz2.E26:Arkusz2.E26 Arkusz2.E28:Arkusz2.E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2a</text:p>
          </table:table-cell>
          <table:table-cell office:value-type="string">
            <text:p>ujemn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in</text:p>
          </table:table-cell>
          <table:table-cell office:value-type="string">
            <text:p>Uout=f(Uin)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0.059">
            <text:p>0,0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">
            <text:p>0,1</text:p>
          </table:table-cell>
          <table:table-cell office:value-type="float" office:value="1.16">
            <text:p>1,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">
            <text:p>0,2</text:p>
          </table:table-cell>
          <table:table-cell office:value-type="float" office:value="2.26">
            <text:p>2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">
            <text:p>0,3</text:p>
          </table:table-cell>
          <table:table-cell office:value-type="float" office:value="3.36">
            <text:p>3,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>
            <text:p>0,4</text:p>
          </table:table-cell>
          <table:table-cell office:value-type="float" office:value="4.46">
            <text:p>4,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">
            <text:p>0,5</text:p>
          </table:table-cell>
          <table:table-cell office:value-type="float" office:value="5.56">
            <text:p>5,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">
            <text:p>0,6</text:p>
          </table:table-cell>
          <table:table-cell office:value-type="float" office:value="6.67">
            <text:p>6,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7">
            <text:p>0,7</text:p>
          </table:table-cell>
          <table:table-cell office:value-type="float" office:value="7.77">
            <text:p>7,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">
            <text:p>0,8</text:p>
          </table:table-cell>
          <table:table-cell office:value-type="float" office:value="8.87">
            <text:p>8,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9">
            <text:p>0,9</text:p>
          </table:table-cell>
          <table:table-cell office:value-type="float" office:value="9.98">
            <text:p>9,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1.08">
            <text:p>11,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1">
            <text:p>1,1</text:p>
          </table:table-cell>
          <table:table-cell office:value-type="float" office:value="12.18">
            <text:p>12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2">
            <text:p>1,2</text:p>
          </table:table-cell>
          <table:table-cell office:value-type="float" office:value="13.28">
            <text:p>13,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3">
            <text:p>1,3</text:p>
          </table:table-cell>
          <table:table-cell office:value-type="float" office:value="13.64">
            <text:p>13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4">
            <text:p>1,4</text:p>
          </table:table-cell>
          <table:table-cell office:value-type="float" office:value="13.64">
            <text:p>13,64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>
            <text:p>2b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Uout=f(f)</text:p>
          </table:table-cell>
        </table:table-row>
        <table:table-row table:style-name="ro2">
          <table:table-cell table:number-columns-repeated="2"/>
          <table:table-cell office:value-type="string">
            <text:p>f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2000">
            <text:p>20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5000">
            <text:p>50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8000">
            <text:p>80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0.108">
            <text:p>0,108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table:number-columns-repeated="2"/>
          <table:table-cell office:value-type="float" office:value="20000">
            <text:p>20000</text:p>
          </table:table-cell>
          <table:table-cell office:value-type="float" office:value="0.108">
            <text:p>0,108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table:number-columns-repeated="2"/>
          <table:table-cell office:value-type="float" office:value="50000">
            <text:p>50000</text:p>
          </table:table-cell>
          <table:table-cell office:value-type="float" office:value="0.108">
            <text:p>0,108</text:p>
          </table:table-cell>
          <table:table-cell office:value-type="float" office:value="0.895">
            <text:p>0,895</text:p>
          </table:table-cell>
        </table:table-row>
        <table:table-row table:style-name="ro1">
          <table:table-cell table:number-columns-repeated="2"/>
          <table:table-cell office:value-type="float" office:value="80000">
            <text:p>80000</text:p>
          </table:table-cell>
          <table:table-cell office:value-type="float" office:value="0.108">
            <text:p>0,108</text:p>
          </table:table-cell>
          <table:table-cell office:value-type="float" office:value="0.723">
            <text:p>0,723</text:p>
          </table:table-cell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  <table:table-cell office:value-type="float" office:value="0.108">
            <text:p>0,108</text:p>
          </table:table-cell>
          <table:table-cell office:value-type="float" office:value="0.64">
            <text:p>0,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z Jaskolka</meta:initial-creator>
    <meta:creation-date>2013-04-30T18:06:43</meta:creation-date>
    <meta:generator>LibreOffice/3.5$Windows_x86 LibreOffice_project/7122e39-92ed229-498d286-15e43b4-d70da21</meta:generator>
    <dc:date>2013-05-21T18:10:39.38</dc:date>
    <meta:editing-duration>PT3H26M20S</meta:editing-duration>
    <meta:editing-cycles>27</meta:editing-cycles>
    <meta:document-statistic meta:table-count="1" meta:cell-count="78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4.188cm" style:legend-expansion="high" chart:style-name="ch2"/>
        <chart:plot-area chart:style-name="ch3" table:cell-range-address="Arkusz2.C4:Arkusz2.D18 Arkusz2.D3:Arkusz2.D3" chart:data-source-has-labels="row" svg:x="0.77cm" svg:y="0.855cm" svg:width="11.526cm" svg:height="7.545cm">
          <chartooo:coordinate-region svg:x="1.391cm" svg:y="1.067cm" svg:width="10.665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2.D4:Arkusz2.D18" chart:label-cell-address="Arkusz2.D3:Arkusz2.D3" chart:class="chart:scatter">
            <chart:domain table:cell-range-address="Arkusz2.C4:Arkusz2.C1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Uout=f(Uin)</text:p>
                <draw:g>
                  <svg:desc>Arkusz2.D3:Arkusz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C4:Arkusz2.C18</svg:desc>
                </draw:g>
              </table:table-cell>
              <table:table-cell office:value-type="float" office:value="0.059">
                <text:p>0.059</text:p>
                <draw:g>
                  <svg:desc>Arkusz2.D4:Arkusz2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3.64">
                <text:p>13.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4.188cm" style:legend-expansion="high" chart:style-name="ch2"/>
        <chart:plot-area chart:style-name="ch3" table:cell-range-address="Arkusz2.C28:Arkusz2.C40 Arkusz2.E26:Arkusz2.E26 Arkusz2.E28:Arkusz2.E40" chart:data-source-has-labels="row" svg:x="0.77cm" svg:y="0.855cm" svg:width="11.95cm" svg:height="7.545cm">
          <chartooo:coordinate-region svg:x="1.497cm" svg:y="1.068cm" svg:width="10.666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2.E28:Arkusz2.E40" chart:label-cell-address="Arkusz2.E26:Arkusz2.E26" chart:class="chart:scatter">
            <chart:domain table:cell-range-address="Arkusz2.C28:Arkusz2.C40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Uout=f(f)</text:p>
                <draw:g>
                  <svg:desc>Arkusz2.E26:Arkusz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Arkusz2.C28:Arkusz2.C40</svg:desc>
                </draw:g>
              </table:table-cell>
              <table:table-cell office:value-type="float" office:value="1.11">
                <text:p>1.11</text:p>
                <draw:g>
                  <svg:desc>Arkusz2.E28:Arkusz2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">
                <text:p>80000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